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, 'Microsoft JhengHei', fantasy"/>
    <style:font-face style:name="Noto Sans CJK TC Regular1" svg:font-family="'Noto Sans CJK TC Regular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1c102c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1c102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e8a8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c102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1c102c"/>
    </style:style>
    <style:style style:name="P6" style:family="paragraph" style:parent-style-name="Standard">
      <style:text-properties fo:color="#ed1c24" officeooo:paragraph-rsid="002dae6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2dae6b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d1c24"/>
    </style:style>
    <style:style style:name="T7" style:family="text">
      <style:text-properties fo:color="#ed1c24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區塊鏈筆記</text:p>
      <text:p text:style-name="P2"/>
      <text:p text:style-name="P2">區塊鏈的目的：</text:p>
      <text:p text:style-name="P3"><text:tab/>建立『<text:span text:style-name="T5">安全的</text:span>』點對點（Peer to Peer)連線系統。</text:p>
      <text:p text:style-name="P3"/>
      <text:p text:style-name="P3"><text:tab/>現在電腦大部分的連線方式通常是透過第三方傳遞資料，例如Gmail，假設A想要傳email給B，傳遞的路線是這樣：A將電子信件傳到google的Gmail伺服器，由Gmail將這個電子信件存到B的信箱中，只要B在A傳送訊息後去檢查自己的信箱（向google請求檢視自己的信箱），便可以看到A傳送的訊息。</text:p>
      <text:p text:style-name="P2"/>
      <text:p text:style-name="P2"><text:tab/>於是有一種想法就此萌生：為何這個網路的連線要透過第三方？難道不可以直接由A傳遞訊息到B？因此P2P的概念油然而生。然而，現在網路之所以要經過第三方，是因為相對來說較為『安全』。第三方服務可以幫使用者認證其他使用者的資訊，例如這個Gmail的使用者是否時常傳送垃圾訊息、購物網站可以幫你確認某個賣家或買家是否有良好的信用評價等等。然後，以往<text:span text:style-name="T5">P2P的傳遞方式因為是對方電腦直接和你連線，你通常無從判斷對方是否為善抑或惡意</text:span>，它可能可以透過和你單獨的連線，控制你的電腦、使用病毒程式、最後導致電腦癱瘓等等，這也是為何P2P應用軟體在過去通常是不被認可的原因（例如以前有個電腦軟體叫做Foxy，可以從它下載到許多資料，而他的連線方式就是所有Foxy使用者彼此直接連線，因此可以直接存取對方電腦的檔案等等，而無人管制、一般使用者不確定自己電腦是否有良好的防惡意的機制下，只要連上P2P的網路，電腦就暴露到一定的風險中）。</text:p>
      <text:p text:style-name="P2"/>
      <text:p text:style-name="P2"><text:tab/>所以如何建立一個安全的P2P系統，變成一個許多人研究的問題。在1980s~1990s，『匿名線上交易協定』就已經被提出來，其中講了很多現今區塊鏈的技術原理，卻沒有講到該如何實做。一直到2009年，才終於有人正式實踐，而區塊鏈就是實踐安全點對點網路連線的一種手段。</text:p>
      <text:p text:style-name="P2"/>
      <text:p text:style-name="P2"><text:tab/><text:span text:style-name="T5">區塊鏈正如其名，即是一條很長很長的長鏈，而這個長鏈穿過一個又一個的區塊</text:span>。更準確的說，它其實是算是一種名為『單向鍊結串列』（forward linked list)的資料結構。每個區塊即為一個節點（node，指的是儲存資料的一個空間，非一個電腦連線裝置）。區塊鏈最開始的設計是為了『匿名線上交易』，因此<text:span text:style-name="T5">最初每個區塊中儲存的是一筆又一筆的交易資料</text:span><text:span text:style-name="T2">，</text:span>例如： A 將 20 塊轉給B。而每一筆交易資料會依據他的交易時間順序被完整紀錄在區塊中。<text:span text:style-name="T5">除了一組交易資料，每個區塊都還會配上一個時刻、一個位址用來紀錄他的上一個區塊（上一個區塊最後一筆交易後的狀態</text:span>，如A、B帳戶的餘額，用來確認當前這個區塊中的每個交易是否有效）、<text:span text:style-name="T5">最重要的去還會紀錄一個隨機碼（nonce）</text:span>，這個隨機碼是用來驗證一個區塊被製造出來時是否通過一個名為『工作量證明』的機制。</text:p>
      <text:p text:style-name="P2"/>
      <text:p text:style-name="P2"><text:tab/>上述的每個交易，是在一個『P2P』網路模式下所發生的，既然沒有第三方，要由誰來收集、整理這些交易資訊？答案便是現在最常聽到的名詞『礦工』。<text:span text:style-name="T5">礦工會去尋訪每個在這個網路中的電腦節點，收集在一個固定時間內所發生的所有交易資料，並且去整理每筆交易的時間、確認每個交易是否有效</text:span>（藉由上一個區塊的狀態配合當前區塊所收集的交易資料），當收集到一定筆數的交易之資料後，並且通過『工作量證明』認證，它就完成這次區塊的建造，而此區塊便會被放到區塊鏈中成為區塊鏈最新的區塊。而當礦工完成一個區塊後，</text:p>
      <text:p text:style-name="P2">會得到相對應的報酬，在比特幣裡他的報酬就是比特幣。</text:p>
      <text:p text:style-name="P2"/>
      <text:p text:style-name="P2"><text:tab/><text:span text:style-name="T6">工作量證明</text:span>：之前所提及每個區塊會紀錄一個隨機碼，當某個礦工完成當前區塊中每個交易資料的驗證後，會產生出一個雜湊值（hash value)，這個雜湊值在區塊鏈中是唯一的，（更準確的說，發生collition的機率非常低，這裡用到hash table的概念）這也就是為何區塊鏈可以被用來驗證交易的正確性。而當產生這組雜湊值時，礦工必須再找出一個nonce，再次和區塊的雜湊值產生新的雜湊值，這個新雜湊值必須達到某種規範（例如雜湊出來的值前幾位數字必須是0等等），當達到這樣的規範時，才算是通過工作量證明。目的是為了增加區塊加入區塊鏈的時間複雜度，讓區塊被加入的時間被延長，以避免惡意的人用超級電腦快速運算快速製造區塊，因為區塊的驗正是根據前一個區塊留下的狀態而繼續做判定，如果有一台電腦可以不斷大量的製造區塊，它就可以任意串改某些區塊內的內容（交易資料），再<text:soft-page-break/>用其他區塊來指認它所串改的區塊為正確的，如此便會破壞整個網路的安全性。這就是工作量證明必須存在的原因。</text:p>
      <text:p text:style-name="P2"/>
      <text:p text:style-name="P2"><text:tab/>因為有礦工會去收集資料、整理資料、確認資料的真實性、資料是否有效，於是就創造了一個會被驗證的P2P網路，有一個安全的P2P網路，就可以執行去中心話的網路交易。</text:p>
      <text:p text:style-name="P5"><text:span text:style-name="T1">而現今區塊鏈技術已經不只是會了網路貨幣交易而生，他的去中心化概念被進而引用在建立去中心化應用程式（DAPP）等，如此可以使去中心化的概念推廣至現在更多層次的網路應用，現在最廣泛被應用的平台為以太坊，它提供一個去中心化的網路系統，並且開發者可以再其平台上利用相對應的程式語言，撰寫許多應用程式。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提供滿多案例的網站：</text:span><text:a xlink:type="simple" xlink:href="https://blockcast.it/category/application/" text:style-name="Internet_20_link" text:visited-style-name="Visited_20_Internet_20_Link"><text:span text:style-name="T1">https://blockcast.it/category/application/</text:span></text:a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7">目前的疑問</text:span><text:span text:style-name="T1">：為何礦工願意挖況得到網路貨幣，例如比特幣，雖然它現在兌換成現金非常有價值，但是最開始的時候，是哪些原因促使礦工願意花費他的電腦資源挖礦？</text:span></text:p>
      <text:p text:style-name="Standard"><text:span text:style-name="T1"/></text:p>
      <text:p text:style-name="Standard"><text:span text:style-name="T7">發展方向</text:span><text:span text:style-name="T1">：應該徹底了解區塊鏈的底層技術，如加密方式、SHA256演算法、梅爾樹（Merkle Tree）的技術實踐，或是直接學習應用程式語言、網路開發工具、嘗試建立一個區塊鏈網站？</text:span></text:p>
      <text:p text:style-name="Standard"><text:span text:style-name="T1"/></text:p>
      <text:p text:style-name="Standard"><text:span text:style-name="T7">目前想法</text:span><text:span text:style-name="T1">：因為最終目標是建立原住民與政府的土地劃分管理網站，因此使用者應只能為原住民，以及政府相關人員，因此會用到區塊鏈中的身份驗證機制進行身份確認，避免閒雜人進入目標網站執行錯誤的動作（亂區分土地等等），至於去中心化、資料的備份等，如果是在以太坊平台，資料會被礦工挖掘並且做成區塊，也就是是所有資料會被備份到礦工的電腦中，因此便不必擔心資料的遺失，或者資料只留存在相關人事手中。</text:span></text:p>
      <text:p text:style-name="Standard"><text:span text:style-name="T1"/></text:p>
      <text:p text:style-name="Standard"><text:span text:style-name="T7">計畫想法</text:span><text:span text:style-name="T1">：期中考前先了解網路web和區塊鏈程式語言之間的連結方式、練習以太坊使用之程式語言Solidity，期中考後開始規劃7月要繳交之計畫書。</text:span></text:p>
      <text:p text:style-name="Standard"><text:span text:style-name="T1"/></text:p>
      <text:p text:style-name="P6"><text:span text:style-name="T1">目前規劃流程</text:span><text:span text:style-name="T3">：了解網路web和區塊鏈程式語言之間的連結方式（例如建立一些些用到簡單區塊鏈概念功能的網站）→</text:span><text:span text:style-name="T4"> 了解區塊鏈中身份驗證更細部的機制（用來建立往後網站中的身份判讀）→將GIS資料匯入到區塊鏈網站中，測試更多可能功能（繪圖等等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, 'Microsoft JhengHei', fantasy"/>
    <style:font-face style:name="Noto Sans CJK TC Regular1" svg:font-family="'Noto Sans CJK TC Regular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9:50:34.151777410</meta:creation-date>
    <dc:date>2019-03-20T23:17:42.507739370</dc:date>
    <meta:editing-duration>PT18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2397" meta:character-count="2610" meta:non-whitespace-character-count="2590"/>
  </office:meta>
</office:document-meta>
</file>